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color="#cc66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 int mot1 = 3; <text:span text:style-name="T1">// PWM du moteur 1</text:span><text:line-break/>const int mot2 = 11; <text:span text:style-name="T1">// PWM du moteur 2</text:span><text:line-break/>const int dir1 = 12; <text:s text:c="3"/><text:span text:style-name="T1">// direction</text:span><text:line-break/>const int dir2 = 13; <text:s/><text:span text:style-name="T1">// direction</text:span><text:line-break/>int trig1 = 7; <text:line-break/>int trig2 = 2;<text:line-break/>int trig3 = 5;<text:line-break/>int echo1 = 10;<text:line-break/>int echo2 = 4;<text:line-break/>int echo3 = 6;<text:line-break/>long lecture_echo; <text:line-break/>long cm;<text:line-break/>int compteur;<text:line-break/><text:line-break/>void setup()<text:line-break/>{<text:line-break/> <text:s text:c="2"/><text:span text:style-name="T1">//partie moteurs</text:span><text:line-break/> <text:s text:c="2"/>pinMode(mot1, OUTPUT);<text:line-break/> <text:s text:c="2"/>pinMode(mot2, OUTPUT);<text:line-break/> <text:s text:c="2"/>pinMode(dir1, OUTPUT);<text:line-break/> <text:s text:c="2"/>pinMode(dir2, OUTPUT);<text:line-break/><text:line-break/> <text:s text:c="2"/><text:span text:style-name="T1">//partie capteurs</text:span><text:line-break/> <text:s text:c="2"/>pinMode(trig1, OUTPUT); <text:line-break/> <text:s text:c="2"/>digitalWrite(trig1, LOW); <text:line-break/> <text:s text:c="2"/>pinMode(echo1, INPUT); <text:line-break/> <text:s text:c="2"/>pinMode(trig2, OUTPUT); <text:line-break/> <text:s text:c="2"/>digitalWrite(trig2, LOW); <text:line-break/> <text:s text:c="2"/>pinMode(echo2, INPUT);<text:line-break/> <text:s text:c="2"/>pinMode(trig3, OUTPUT); <text:line-break/> <text:s text:c="2"/>digitalWrite(trig3, LOW); <text:line-break/> <text:s text:c="2"/>pinMode(echo3, INPUT); <text:s/><text:line-break/> <text:s text:c="2"/>Serial.begin(9600); <text:line-break/><text:line-break/> <text:s text:c="2"/><text:span text:style-name="T1">// on démarre moteur en avant et en roue libre</text:span><text:line-break/> <text:s text:c="2"/>analogWrite(mot1, 0);<text:line-break/> <text:s text:c="2"/>analogWrite(mot2, 0);<text:line-break/> <text:s text:c="2"/>digitalWrite(dir1, LOW);<text:line-break/> <text:s text:c="2"/>digitalWrite(dir2, LOW);<text:line-break/> <text:s text:c="2"/><text:line-break/> <text:s text:c="2"/><text:span text:style-name="T1">//on initialise le compteur</text:span><text:line-break/> <text:s text:c="2"/>compteur = 0;<text:line-break/> <text:s text:c="2"/><text:line-break/>}<text:line-break/><text:line-break/>void loop() {<text:line-break/><text:line-break/> <text:s/>if(compteur==0)<text:span text:style-name="T1">//phase de recul en ligne droite</text:span><text:line-break/> <text:s/>{<text:line-break/> <text:s text:c="3"/><text:span text:style-name="T1">//partie capteurs</text:span><text:line-break/> <text:s text:c="3"/>digitalWrite(trig2, HIGH); <text:line-break/> <text:s text:c="3"/>delayMicroseconds(10); <text:line-break/><text:soft-page-break/> <text:s text:c="3"/>digitalWrite(trig2, LOW); <text:line-break/> <text:s text:c="3"/>lecture_echo = pulseIn(echo2, HIGH); <text:line-break/> <text:s text:c="3"/>cm = lecture_echo / 58; <text:line-break/> <text:s text:c="3"/>Serial.print("Distance en cm : "); <text:line-break/> <text:s text:c="3"/>Serial.println(cm); <text:s/><text:line-break/> <text:s text:c="3"/>delay(50);<text:line-break/> <text:s/>}<text:line-break/><text:line-break/> <text:s/>if(compteur==1 || compteur==3)<text:span text:style-name="T1">//phase d'avancée à 45°</text:span><text:line-break/> <text:s/>{<text:line-break/> <text:s text:c="3"/><text:span text:style-name="T1">//partie capteurs</text:span><text:line-break/> <text:s text:c="3"/>digitalWrite(trig2, HIGH); <text:line-break/> <text:s text:c="3"/>delayMicroseconds(10); <text:line-break/> <text:s text:c="3"/>digitalWrite(trig2, LOW); <text:line-break/> <text:s text:c="3"/>lecture_echo = pulseIn(echo2, HIGH); <text:line-break/> <text:s text:c="3"/>cm = lecture_echo / 58; <text:line-break/> <text:s text:c="3"/>Serial.print("Distance en cm : "); <text:line-break/> <text:s text:c="3"/>Serial.println(cm); <text:s/><text:line-break/> <text:s text:c="3"/>delay(50);<text:line-break/> <text:s/>}<text:line-break/><text:line-break/> <text:s/>if(compteur==2)<text:span text:style-name="T1">//phase d'avancée à -66°</text:span><text:line-break/> <text:s/>{<text:line-break/> <text:s text:c="3"/><text:span text:style-name="T1">//partie capteurs</text:span><text:line-break/> <text:s text:c="3"/>digitalWrite(trig3, HIGH); <text:line-break/> <text:s text:c="3"/>delayMicroseconds(10); <text:line-break/> <text:s text:c="3"/>digitalWrite(trig3, LOW); <text:line-break/> <text:s text:c="3"/>lecture_echo = pulseIn(echo3, HIGH); <text:line-break/> <text:s text:c="3"/>cm = lecture_echo / 58; <text:line-break/> <text:s text:c="3"/>Serial.print("Distance en cm : "); <text:line-break/> <text:s text:c="3"/>Serial.println(cm); <text:s/><text:line-break/> <text:s text:c="3"/>delay(50);<text:line-break/> <text:s/>}<text:line-break/> <text:s/><text:line-break/> <text:s/>if((cm&gt;28 &amp;&amp; compteur == 0) || (cm&gt;3 &amp;&amp; compteur==1))<text:span text:style-name="T1">//avance si capteur 1 à plus de 33 cm lors du recul en ligne droite ou si capteur 2 à plus de 2 cm lors du recul à 45°</text:span><text:line-break/> <text:s/>{<text:line-break/> <text:s text:c="3"/><text:span text:style-name="T1">//partie moteurs</text:span><text:line-break/> <text:s text:c="3"/>int vitesse = 100;<text:line-break/> <text:s text:c="3"/><text:span text:style-name="T1">// le moteur va dans un sens</text:span><text:line-break/> <text:s text:c="3"/>digitalWrite(dir1, LOW);<text:line-break/> <text:s text:c="3"/>digitalWrite(dir2, LOW);<text:line-break/> <text:s text:c="3"/><text:span text:style-name="T1">// envoie la vitesse</text:span><text:line-break/> <text:s text:c="3"/>analogWrite(mot1, vitesse);<text:line-break/> <text:s text:c="3"/>analogWrite(mot2, vitesse);<text:line-break/> <text:s/>}<text:line-break/><text:line-break/> <text:s/>if(cm&gt;3 &amp;&amp; compteur==3)<text:line-break/> <text:s/>{<text:line-break/> <text:s text:c="3"/><text:span text:style-name="T1">//partie moteurs</text:span><text:line-break/> <text:s text:c="3"/>int vitesse = 100;<text:line-break/> <text:s text:c="3"/><text:span text:style-name="T1">// le moteur va dans un sens</text:span><text:line-break/><text:soft-page-break/> <text:s text:c="3"/>digitalWrite(dir1, LOW);<text:line-break/> <text:s text:c="3"/>digitalWrite(dir2, LOW);<text:line-break/> <text:s text:c="3"/><text:span text:style-name="T1">// envoie la vitesse</text:span><text:line-break/> <text:s text:c="3"/>analogWrite(mot1, vitesse);<text:line-break/> <text:s text:c="3"/>analogWrite(mot2, vitesse);<text:line-break/> <text:s/>}<text:line-break/><text:line-break/> <text:s/>if(cm&gt;3 &amp;&amp; compteur==2)<text:span text:style-name="T1">//avance si capteur 3 à plus de 2 cm lors du recul à -66°</text:span><text:line-break/> <text:s/>{<text:line-break/> <text:s text:c="3"/><text:span text:style-name="T1">//partie moteurs</text:span><text:line-break/> <text:s text:c="3"/>int vitesse = 100;<text:line-break/> <text:s text:c="3"/><text:span text:style-name="T1">// le moteur va dans un sens</text:span><text:line-break/> <text:s text:c="3"/>digitalWrite(dir1, HIGH);<text:line-break/> <text:s text:c="3"/>digitalWrite(dir2, HIGH);<text:line-break/> <text:s text:c="3"/><text:span text:style-name="T1">// envoie la vitesse</text:span><text:line-break/> <text:s text:c="3"/>analogWrite(mot1, vitesse);<text:line-break/> <text:s text:c="3"/>analogWrite(mot2, vitesse);<text:line-break/> <text:s/>} <text:s/><text:line-break/> <text:s/><text:line-break/> <text:s/>if(cm&lt;=28 &amp;&amp; compteur == 0)<text:line-break/> <text:s/>{<text:line-break/> <text:s text:c="3"/>digitalWrite(dir1, HIGH);<text:line-break/> <text:s text:c="3"/>digitalWrite(dir2, LOW);<text:line-break/> <text:s text:c="3"/>digitalWrite(mot2, HIGH);<text:line-break/> <text:s text:c="3"/>digitalWrite(mot1, HIGH);<text:line-break/> <text:s text:c="3"/>int vitesse = 100;<text:line-break/> <text:s text:c="3"/>analogWrite(mot1, vitesse);<text:line-break/> <text:s text:c="3"/>analogWrite(mot2, vitesse);<text:line-break/> <text:s text:c="3"/>delay(230);<text:span text:style-name="T1">//tourne de 45° environ</text:span><text:line-break/> <text:s text:c="3"/>digitalWrite(mot2, LOW);<text:line-break/> <text:s text:c="3"/>digitalWrite(mot1, LOW);<text:line-break/> <text:s text:c="3"/>delay(3000);<text:line-break/> <text:s text:c="3"/>compteur = compteur+1;<text:line-break/> <text:s text:c="3"/>Serial.println(compteur); <text:line-break/> <text:s/>}<text:line-break/> <text:s/><text:line-break/> <text:s/>if(cm&lt;=3 &amp;&amp; compteur == 1)<text:line-break/> <text:s/>{<text:line-break/> <text:s text:c="3"/>int vitesse = 100;<text:line-break/> <text:s text:c="3"/>digitalWrite(dir1, LOW);<text:line-break/> <text:s text:c="3"/>digitalWrite(dir2, HIGH);<text:line-break/> <text:s text:c="3"/>digitalWrite(mot2, HIGH);<text:line-break/> <text:s text:c="3"/>digitalWrite(mot1, HIGH);<text:line-break/> <text:s text:c="3"/>analogWrite(mot1, vitesse);<text:line-break/> <text:s text:c="3"/>analogWrite(mot2, vitesse);<text:line-break/> <text:s text:c="3"/>delay(250);<text:span text:style-name="T1">//tourne de 66° environ</text:span><text:line-break/> <text:s text:c="3"/>digitalWrite(mot2, LOW);<text:line-break/> <text:s text:c="3"/>digitalWrite(mot1, LOW);<text:line-break/> <text:s text:c="3"/>delay(3000);<text:line-break/> <text:s text:c="3"/>compteur = compteur+1;<text:line-break/> <text:s text:c="3"/>Serial.println(compteur); <text:line-break/> <text:s/>}<text:line-break/><text:soft-page-break/><text:line-break/><text:line-break/> <text:s/><text:line-break/> <text:s/>if(cm&lt;=3 &amp;&amp; compteur == 2)<text:line-break/> <text:s/>{<text:line-break/> <text:s text:c="3"/>int vitesse = 100;<text:line-break/> <text:s text:c="3"/>digitalWrite(dir1, HIGH);<text:line-break/> <text:s text:c="3"/>digitalWrite(dir2, LOW);<text:line-break/> <text:s text:c="3"/>digitalWrite(mot2, HIGH);<text:line-break/> <text:s text:c="3"/>digitalWrite(mot1, HIGH);<text:line-break/> <text:s text:c="3"/>analogWrite(mot1, vitesse);<text:line-break/> <text:s text:c="3"/>analogWrite(mot2, vitesse);<text:line-break/> <text:s text:c="3"/>delay(250);<text:span text:style-name="T1">//tourne de 33° environ</text:span><text:line-break/> <text:s text:c="3"/>digitalWrite(mot2, LOW);<text:line-break/> <text:s text:c="3"/>digitalWrite(mot1, LOW);<text:line-break/> <text:s text:c="3"/>delay(3000);<text:line-break/> <text:s text:c="3"/>compteur = compteur+1;<text:line-break/> <text:s text:c="3"/>Serial.println(compteur); <text:line-break/> <text:s/>}<text:line-break/><text:line-break/> <text:s/>if(cm&lt;=3 &amp;&amp; compteur == 3)<text:line-break/> <text:s/>{<text:line-break/> <text:s text:c="3"/>int vitesse = 100;<text:line-break/> <text:s text:c="3"/>digitalWrite(dir1, LOW);<text:line-break/> <text:s text:c="3"/>digitalWrite(dir2, HIGH);<text:line-break/> <text:s text:c="3"/>digitalWrite(mot2, HIGH);<text:line-break/> <text:s text:c="3"/>digitalWrite(mot1, HIGH);<text:line-break/> <text:s text:c="3"/>analogWrite(mot1, vitesse);<text:line-break/> <text:s text:c="3"/>analogWrite(mot2, vitesse);<text:line-break/> <text:s text:c="3"/>delay(160);<text:span text:style-name="T1">//tourne de 67° environ</text:span><text:line-break/> <text:s text:c="3"/>digitalWrite(mot2, LOW);<text:line-break/> <text:s text:c="3"/>digitalWrite(mot1, LOW);<text:line-break/> <text:s text:c="3"/>delay(3000);<text:line-break/> <text:s text:c="3"/>compteur = compteur+1;<text:line-break/> <text:s text:c="3"/>Serial.println(compteur); <text:line-break/> <text:s/>}<text:line-break/>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ll Leflour</meta:initial-creator>
    <meta:creation-date>2016-06-26T16:10:00.18</meta:creation-date>
    <meta:document-statistic meta:table-count="0" meta:image-count="0" meta:object-count="0" meta:page-count="4" meta:paragraph-count="1" meta:word-count="500" meta:character-count="4591"/>
    <dc:date>2016-06-26T16:16:13.86</dc:date>
    <dc:creator>Jill Leflour</dc:creator>
    <meta:editing-duration>PT6M13S</meta:editing-duration>
    <meta:editing-cycles>1</meta:editing-cycles>
    <meta:generator>OpenOffice.org/3.3$Win32 OpenOffice.org_project/330m20$Build-9567</meta:generator>
  </office:meta>
</office:document-meta>
</file>